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size="20pt" style:font-size-asian="20pt" style:font-size-complex="20pt" fo:language="ro" fo:country="RO"/>
    </style:style>
    <style:style style:name="P2" style:parent-style-name="Normal" style:family="paragraph">
      <style:paragraph-properties fo:line-height="115%" fo:text-indent="0.5in"/>
      <style:text-properties style:font-name-complex="Calibri"/>
    </style:style>
    <style:style style:name="P3" style:parent-style-name="Normal" style:family="paragraph">
      <style:paragraph-properties fo:line-height="115%" fo:text-indent="0.5in"/>
      <style:text-properties style:font-name-complex="Calibri" fo:font-size="11.5pt" style:font-size-asian="11.5pt" style:font-size-complex="11.5pt"/>
    </style:style>
    <style:style style:name="P4" style:parent-style-name="Normal" style:family="paragraph">
      <style:paragraph-properties fo:line-height="115%"/>
      <style:text-properties style:font-name-complex="Calibri" fo:font-size="11.5pt" style:font-size-asian="11.5pt" style:font-size-complex="11.5pt"/>
    </style:style>
    <style:style style:name="P5" style:parent-style-name="Normal" style:family="paragraph">
      <style:paragraph-properties fo:line-height="115%"/>
      <style:text-properties style:font-name-complex="Calibri" fo:font-size="11.5pt" style:font-size-asian="11.5pt" style:font-size-complex="11.5pt"/>
    </style:style>
    <style:style style:name="P6" style:parent-style-name="Normal" style:family="paragraph">
      <style:paragraph-properties fo:line-height="115%"/>
      <style:text-properties style:font-name-complex="Calibri" fo:font-size="11.5pt" style:font-size-asian="11.5pt" style:font-size-complex="11.5pt"/>
    </style:style>
    <style:style style:name="P7" style:parent-style-name="Normal" style:family="paragraph">
      <style:paragraph-properties fo:line-height="115%"/>
      <style:text-properties style:font-name-complex="Calibri" fo:font-size="11.5pt" style:font-size-asian="11.5pt" style:font-size-complex="11.5pt"/>
    </style:style>
    <style:style style:name="P8" style:parent-style-name="Normal" style:family="paragraph">
      <style:paragraph-properties fo:line-height="115%"/>
      <style:text-properties style:font-name-complex="Calibri" fo:font-size="11.5pt" style:font-size-asian="11.5pt" style:font-size-complex="11.5pt"/>
    </style:style>
    <style:style style:name="P9" style:parent-style-name="Normal" style:family="paragraph">
      <style:paragraph-properties fo:line-height="115%"/>
      <style:text-properties style:font-name-complex="Calibri" fo:font-size="11.5pt" style:font-size-asian="11.5pt" style:font-size-complex="11.5pt"/>
    </style:style>
    <style:style style:name="P10" style:parent-style-name="Normal" style:family="paragraph">
      <style:paragraph-properties fo:line-height="115%"/>
      <style:text-properties style:font-name-complex="Calibri" fo:font-size="11.5pt" style:font-size-asian="11.5pt" style:font-size-complex="11.5pt"/>
    </style:style>
    <style:style style:name="P11" style:parent-style-name="Normal" style:family="paragraph">
      <style:paragraph-properties fo:line-height="115%"/>
      <style:text-properties style:font-name-complex="Calibri" fo:font-size="11.5pt" style:font-size-asian="11.5pt" style:font-size-complex="11.5pt"/>
    </style:style>
    <style:style style:name="P12" style:parent-style-name="Normal" style:family="paragraph">
      <style:paragraph-properties fo:line-height="115%"/>
    </style:style>
    <style:style style:name="T13" style:parent-style-name="DefaultParagraphFont" style:family="text">
      <style:text-properties style:font-name-complex="Calibri" fo:font-size="11.5pt" style:font-size-asian="11.5pt" style:font-size-complex="11.5pt"/>
    </style:style>
    <style:style style:name="T14" style:parent-style-name="DefaultParagraphFont" style:family="text">
      <style:text-properties style:font-name-complex="Calibri" fo:font-size="11.5pt" style:font-size-asian="11.5pt" style:font-size-complex="11.5pt"/>
    </style:style>
    <style:style style:name="T15" style:parent-style-name="DefaultParagraphFont" style:family="text">
      <style:text-properties style:font-name-complex="Calibri" fo:font-size="11.5pt" style:font-size-asian="11.5pt" style:font-size-complex="11.5pt"/>
    </style:style>
  </office:automatic-styles>
  <office:body>
    <office:text text:use-soft-page-breaks="true">
      <text:p text:style-name="P1">Erasmus activity report</text:p>
      <text:p text:style-name="P2"/>
      <text:p text:style-name="P3">My Erasmus experience at ACEP was way more than I could’ve imagined. I enjoyed the people I had the opportunity to work with, the way we interacted, the things I’ve learned at work and most of all, the spare time we<text:s/>had to visit the surroundings, this being my very first time in France.</text:p>
      <text:p text:style-name="P4"><text:tab/>The first two days we, me and Alex, had time to discover the company, its field of activity and a few of the people that were going to be our colleagues for the next three months. We<text:s/>were received by Carine, who works in the human resource area, and she was nice enough to us to give us her contact details <text:s/>for every question we had. The next person we met was our mentor, Benoit, who took us on a little tour of the company. We soon learned that there was more that the IT field in the company, we had time to play with some of their devices, lenses and, the most exciting part for me, at least, their smart mirror application. After that, we were presented to our work space. Yes, they even let us use their conference room as our personal work space.</text:p>
      <text:p text:style-name="P5"><text:tab/>After our mentor presented us the task, explained us the problem and guided us on a path of a possible solution, all we had to do was to start researching, reading blogs, documentations and most<text:s/>of the time, watching tutorials. The first week was all about understanding the way the iOS system works and how could we manage to work from our personal laptops, since both of us had been using windows as an operating system for our laptops.</text:p>
      <text:p text:style-name="P6"><text:tab/>After all the research we concluded that the best approach was to start using a virtual machine to simulate the environment so we could start working. With that being said, for the next week we downloaded, configured and prepared all that was needed to start writing<text:s/>the code. After that part was finished, what was next was to actually start learning the programming language, which later turned out to be languages*. We were told that we had to write our code in swift, which is a native iOS programming language, so, obviously, it was something new for us. From this point, it took us approximately two weeks to learn the basics of swift, to learn to understand the code and to actually write it. Soon after that, it hit us that swift won’t be enough for our project, so we focused on learning objective C as well, and more important, learning how to combine it with swift, which gave us a pretty hard time.</text:p>
      <text:p text:style-name="P7"><text:tab/>At this point, we had our environment configured and a basic set of knowledge to work with, so we reserved around 25 hours<text:s/>to find an approach for our problem. The first few searches were pretty useless, every article was pointing that our problem had no solution since an iOS update and some security changes made by Apple, so we ended up feeling quite lost on track. We presented the problem we were facing to our mentor and he understood our concerns. Soon after that, we had a talk to try and find some other approach to our problem so that we can complete our task. We found a loop which consisted in using some .config files, so<text:s/>we started the actual<text:s/><text:soft-page-break/>coding and in less than two weeks we had a working application that resolved our problem, or that’s what we thought.</text:p>
      <text:p text:style-name="P8"><text:tab/>The next week was all about testing and fixing the never ending bugs. At this point, we struggled a little because of all the exceptions and special cases we didn’t think at first, but, lucky us, our mentor was always available for us and made sure we had everything clear. At the very end, we had to write de documentation of the application and comment all the code so it would be clear to anyone who would look over it. After we finished, we had to present all our work to our colleagues and, I may add, our work was very appreciated.<text:s/></text:p>
      <text:p text:style-name="P9"><text:tab/>Since we finished our main task sooner than expected, we were presented with a new one,<text:s/>and that was to analyze the data from the smart mirror application, which consisted in going to thousands of photos and selecting the ones that would be an appropriate input for the training of the application. Immediately after that, we had to take the input we worked on, and start labeling it, because the application receives as input a valid photo of a human with a pattern being the base of the glasses.</text:p>
      <text:p text:style-name="P10"><text:tab/>We spent our final day there testing and improving the script so that the masks that it generates would be more accurate. At the end, we had to give one more presentation of what we had been working and, again, it was a success for us.<text:s/></text:p>
      <text:p text:style-name="P11"><text:tab/>For me, the stay in France was quite an experience. I loved that the people we met were so welcoming and nice to us, from our office colleagues to the ones we asked for directions on the street. We were fortunate enough to have colleagues that always gave us advice not only about work, but also about the things we could do, see, places where we could go and eat, how to get where, how to use the public transport or the train. I liked how people everywhere were interested in us, in where we’re from, how is our country, why did something happened and why didn’t other things happened in our country. I enjoyed talking and exchanging opinions and<text:s/>experiences<text:s/>with them. I loved the land, the<text:s/>sights, the never ending castles we had the chance to visit in the weekends and, of course, I loved Paris.</text:p>
      <text:p text:style-name="P12"><text:span text:style-name="T13"><text:tab/></text:span><text:span text:style-name="T14">I’m so grateful for this experience and, without any doubt, I'll recommend it to anyone who’s thinking about taking a chance on an Erasmus program</text:span><text:span text:style-name="T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oana Chelaru</meta:initial-creator>
    <dc:creator>Ioana Chelaru</dc:creator>
    <meta:creation-date>2019-10-05T17:09:00Z</meta:creation-date>
    <dc:date>2019-10-06T12:33:00Z</dc:date>
    <meta:template xlink:href="Normal.dotm" xlink:type="simple"/>
    <meta:editing-cycles>3</meta:editing-cycles>
    <meta:editing-duration>PT68700S</meta:editing-duration>
    <meta:document-statistic meta:page-count="2" meta:paragraph-count="10" meta:word-count="809" meta:character-count="5414" meta:row-count="38" meta:non-whitespace-character-count="4615"/>
  </office:meta>
</office:document-meta>
</file>